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yrk_STANDARD</text:p>
          </table:table-cell>
          <table:table-cell table:formula="of:=MAX([.B3:.B100])" office:value-type="float" office:value="14534" calcext:value-type="float">
            <text:p>14534</text:p>
          </table:table-cell>
          <table:table-cell table:formula="of:=AVERAGE([.C3:.C100])" office:value-type="float" office:value="23036572912.8667" calcext:value-type="float">
            <text:p>23036572912.8667</text:p>
          </table:table-cell>
          <table:table-cell table:formula="of:=AVERAGE([.D3:.D100])" office:value-type="float" office:value="9050180375.66667" calcext:value-type="float">
            <text:p>9050180375.66667</text:p>
          </table:table-cell>
          <table:table-cell table:formula="of:=AVERAGE([.E3:.E100])" office:value-type="float" office:value="149087.533333333" calcext:value-type="float">
            <text:p>149087.533333333</text:p>
          </table:table-cell>
          <table:table-cell table:formula="of:=AVERAGE([.F3:.F100])" office:value-type="float" office:value="360371629.4" calcext:value-type="float">
            <text:p>360371629.4</text:p>
          </table:table-cell>
          <table:table-cell table:formula="of:=AVERAGE([.G3:.G100])" office:value-type="float" office:value="360379809.066667" calcext:value-type="float">
            <text:p>360379809.066667</text:p>
          </table:table-cell>
          <table:table-cell table:formula="of:=AVERAGE([.H3:.H100])" office:value-type="float" office:value="644873.533333333" calcext:value-type="float">
            <text:p>644873.533333333</text:p>
          </table:table-cell>
          <table:table-cell table:formula="of:=AVERAGE([.I3:.I100])" office:value-type="float" office:value="34.8" calcext:value-type="float">
            <text:p>34.8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2.54539126666667" calcext:value-type="float">
            <text:p>2.5453912667</text:p>
          </table:table-cell>
          <table:table-cell table:formula="of:=AVERAGE([.O3:.O100])" office:value-type="float" office:value="149087.533333333" calcext:value-type="float">
            <text:p>149087.533333333</text:p>
          </table:table-cell>
          <table:table-cell table:formula="of:=AVERAGE([.P3:.P100])" office:value-type="float" office:value="23.7676230666667" calcext:value-type="float">
            <text:p>23.7676230667</text:p>
          </table:table-cell>
          <table:table-cell table:formula="of:=AVERAGE([.Q3:.Q100])" office:value-type="float" office:value="23.7681428666667" calcext:value-type="float">
            <text:p>23.7681428667</text:p>
          </table:table-cell>
          <table:table-cell table:formula="of:=AVERAGE([.R3:.R100])" office:value-type="float" office:value="0.0423020666666667" calcext:value-type="float">
            <text:p>0.0423020667</text:p>
          </table:table-cell>
          <table:table-cell table:formula="of:=AVERAGE([.S3:.S100])" office:value-type="float" office:value="1" calcext:value-type="float">
            <text:p>1</text:p>
          </table:table-cell>
          <table:table-cell table:formula="of:=AVERAGE([.T3:.T100])" office:value-type="float" office:value="591.861333333333" calcext:value-type="float">
            <text:p>591.861333333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4" calcext:value-type="float">
            <text:p>1004</text:p>
          </table:table-cell>
          <table:table-cell office:value-type="float" office:value="22422596955" calcext:value-type="float">
            <text:p>22422596955</text:p>
          </table:table-cell>
          <table:table-cell office:value-type="float" office:value="8845784009" calcext:value-type="float">
            <text:p>8845784009</text:p>
          </table:table-cell>
          <table:table-cell office:value-type="float" office:value="288092" calcext:value-type="float">
            <text:p>288092</text:p>
          </table:table-cell>
          <table:table-cell office:value-type="float" office:value="350907472" calcext:value-type="float">
            <text:p>350907472</text:p>
          </table:table-cell>
          <table:table-cell office:value-type="float" office:value="350943928" calcext:value-type="float">
            <text:p>350943928</text:p>
          </table:table-cell>
          <table:table-cell office:value-type="float" office:value="1417343" calcext:value-type="float">
            <text:p>14173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34834" calcext:value-type="float">
            <text:p>2.534834</text:p>
          </table:table-cell>
          <table:table-cell office:value-type="float" office:value="288092" calcext:value-type="float">
            <text:p>288092</text:p>
          </table:table-cell>
          <table:table-cell office:value-type="float" office:value="22.368603" calcext:value-type="float">
            <text:p>22.368603</text:p>
          </table:table-cell>
          <table:table-cell office:value-type="float" office:value="22.370928" calcext:value-type="float">
            <text:p>22.370928</text:p>
          </table:table-cell>
          <table:table-cell office:value-type="float" office:value="0.090349" calcext:value-type="float">
            <text:p>0.090349</text:p>
          </table:table-cell>
          <table:table-cell office:value-type="float" office:value="1" calcext:value-type="float">
            <text:p>1</text:p>
          </table:table-cell>
          <table:table-cell office:value-type="float" office:value="247.61" calcext:value-type="float">
            <text:p>247.6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007" calcext:value-type="float">
            <text:p>2007</text:p>
          </table:table-cell>
          <table:table-cell office:value-type="float" office:value="24164198685" calcext:value-type="float">
            <text:p>24164198685</text:p>
          </table:table-cell>
          <table:table-cell office:value-type="float" office:value="9498627271" calcext:value-type="float">
            <text:p>9498627271</text:p>
          </table:table-cell>
          <table:table-cell office:value-type="float" office:value="155154" calcext:value-type="float">
            <text:p>155154</text:p>
          </table:table-cell>
          <table:table-cell office:value-type="float" office:value="377962491" calcext:value-type="float">
            <text:p>377962491</text:p>
          </table:table-cell>
          <table:table-cell office:value-type="float" office:value="377971263" calcext:value-type="float">
            <text:p>377971263</text:p>
          </table:table-cell>
          <table:table-cell office:value-type="float" office:value="663250" calcext:value-type="float">
            <text:p>66325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3967" calcext:value-type="float">
            <text:p>2.543967</text:p>
          </table:table-cell>
          <table:table-cell office:value-type="float" office:value="155154" calcext:value-type="float">
            <text:p>155154</text:p>
          </table:table-cell>
          <table:table-cell office:value-type="float" office:value="24.117249" calcext:value-type="float">
            <text:p>24.117249</text:p>
          </table:table-cell>
          <table:table-cell office:value-type="float" office:value="24.117807" calcext:value-type="float">
            <text:p>24.117807</text:p>
          </table:table-cell>
          <table:table-cell office:value-type="float" office:value="0.042321" calcext:value-type="float">
            <text:p>0.042321</text:p>
          </table:table-cell>
          <table:table-cell office:value-type="float" office:value="1" calcext:value-type="float">
            <text:p>1</text:p>
          </table:table-cell>
          <table:table-cell office:value-type="float" office:value="569.88" calcext:value-type="float">
            <text:p>569.8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010" calcext:value-type="float">
            <text:p>3010</text:p>
          </table:table-cell>
          <table:table-cell office:value-type="float" office:value="24359793404" calcext:value-type="float">
            <text:p>24359793404</text:p>
          </table:table-cell>
          <table:table-cell office:value-type="float" office:value="9572522249" calcext:value-type="float">
            <text:p>9572522249</text:p>
          </table:table-cell>
          <table:table-cell office:value-type="float" office:value="154305" calcext:value-type="float">
            <text:p>154305</text:p>
          </table:table-cell>
          <table:table-cell office:value-type="float" office:value="381018173" calcext:value-type="float">
            <text:p>381018173</text:p>
          </table:table-cell>
          <table:table-cell office:value-type="float" office:value="381023486" calcext:value-type="float">
            <text:p>381023486</text:p>
          </table:table-cell>
          <table:table-cell office:value-type="float" office:value="633495" calcext:value-type="float">
            <text:p>63349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762" calcext:value-type="float">
            <text:p>2.544762</text:p>
          </table:table-cell>
          <table:table-cell office:value-type="float" office:value="154305" calcext:value-type="float">
            <text:p>154305</text:p>
          </table:table-cell>
          <table:table-cell office:value-type="float" office:value="24.312227" calcext:value-type="float">
            <text:p>24.312227</text:p>
          </table:table-cell>
          <table:table-cell office:value-type="float" office:value="24.312565" calcext:value-type="float">
            <text:p>24.312565</text:p>
          </table:table-cell>
          <table:table-cell office:value-type="float" office:value="0.040422" calcext:value-type="float">
            <text:p>0.040422</text:p>
          </table:table-cell>
          <table:table-cell office:value-type="float" office:value="1" calcext:value-type="float">
            <text:p>1</text:p>
          </table:table-cell>
          <table:table-cell office:value-type="float" office:value="601.46" calcext:value-type="float">
            <text:p>601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3" calcext:value-type="float">
            <text:p>4013</text:p>
          </table:table-cell>
          <table:table-cell office:value-type="float" office:value="23455739055" calcext:value-type="float">
            <text:p>23455739055</text:p>
          </table:table-cell>
          <table:table-cell office:value-type="float" office:value="9191260614" calcext:value-type="float">
            <text:p>9191260614</text:p>
          </table:table-cell>
          <table:table-cell office:value-type="float" office:value="127055" calcext:value-type="float">
            <text:p>127055</text:p>
          </table:table-cell>
          <table:table-cell office:value-type="float" office:value="367063351" calcext:value-type="float">
            <text:p>367063351</text:p>
          </table:table-cell>
          <table:table-cell office:value-type="float" office:value="367067715" calcext:value-type="float">
            <text:p>367067715</text:p>
          </table:table-cell>
          <table:table-cell office:value-type="float" office:value="555635" calcext:value-type="float">
            <text:p>5556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51961" calcext:value-type="float">
            <text:p>2.551961</text:p>
          </table:table-cell>
          <table:table-cell office:value-type="float" office:value="127055" calcext:value-type="float">
            <text:p>127055</text:p>
          </table:table-cell>
          <table:table-cell office:value-type="float" office:value="23.421789" calcext:value-type="float">
            <text:p>23.421789</text:p>
          </table:table-cell>
          <table:table-cell office:value-type="float" office:value="23.422068" calcext:value-type="float">
            <text:p>23.422068</text:p>
          </table:table-cell>
          <table:table-cell office:value-type="float" office:value="0.035454" calcext:value-type="float">
            <text:p>0.035454</text:p>
          </table:table-cell>
          <table:table-cell office:value-type="float" office:value="1" calcext:value-type="float">
            <text:p>1</text:p>
          </table:table-cell>
          <table:table-cell office:value-type="float" office:value="660.63" calcext:value-type="float">
            <text:p>660.6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016" calcext:value-type="float">
            <text:p>5016</text:p>
          </table:table-cell>
          <table:table-cell office:value-type="float" office:value="24148200656" calcext:value-type="float">
            <text:p>24148200656</text:p>
          </table:table-cell>
          <table:table-cell office:value-type="float" office:value="9491134049" calcext:value-type="float">
            <text:p>9491134049</text:p>
          </table:table-cell>
          <table:table-cell office:value-type="float" office:value="151864" calcext:value-type="float">
            <text:p>151864</text:p>
          </table:table-cell>
          <table:table-cell office:value-type="float" office:value="377715425" calcext:value-type="float">
            <text:p>377715425</text:p>
          </table:table-cell>
          <table:table-cell office:value-type="float" office:value="377725067" calcext:value-type="float">
            <text:p>377725067</text:p>
          </table:table-cell>
          <table:table-cell office:value-type="float" office:value="644843" calcext:value-type="float">
            <text:p>64484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29" calcext:value-type="float">
            <text:p>2.54429</text:p>
          </table:table-cell>
          <table:table-cell office:value-type="float" office:value="151864" calcext:value-type="float">
            <text:p>151864</text:p>
          </table:table-cell>
          <table:table-cell office:value-type="float" office:value="24.101482" calcext:value-type="float">
            <text:p>24.101482</text:p>
          </table:table-cell>
          <table:table-cell office:value-type="float" office:value="24.102097" calcext:value-type="float">
            <text:p>24.102097</text:p>
          </table:table-cell>
          <table:table-cell office:value-type="float" office:value="0.041147" calcext:value-type="float">
            <text:p>0.041147</text:p>
          </table:table-cell>
          <table:table-cell office:value-type="float" office:value="1" calcext:value-type="float">
            <text:p>1</text:p>
          </table:table-cell>
          <table:table-cell office:value-type="float" office:value="585.76" calcext:value-type="float">
            <text:p>585.7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020" calcext:value-type="float">
            <text:p>6020</text:p>
          </table:table-cell>
          <table:table-cell office:value-type="float" office:value="23720384234" calcext:value-type="float">
            <text:p>23720384234</text:p>
          </table:table-cell>
          <table:table-cell office:value-type="float" office:value="9321872421" calcext:value-type="float">
            <text:p>9321872421</text:p>
          </table:table-cell>
          <table:table-cell office:value-type="float" office:value="148473" calcext:value-type="float">
            <text:p>148473</text:p>
          </table:table-cell>
          <table:table-cell office:value-type="float" office:value="371008483" calcext:value-type="float">
            <text:p>371008483</text:p>
          </table:table-cell>
          <table:table-cell office:value-type="float" office:value="371015080" calcext:value-type="float">
            <text:p>371015080</text:p>
          </table:table-cell>
          <table:table-cell office:value-type="float" office:value="636758" calcext:value-type="float">
            <text:p>6367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595" calcext:value-type="float">
            <text:p>2.544595</text:p>
          </table:table-cell>
          <table:table-cell office:value-type="float" office:value="148473" calcext:value-type="float">
            <text:p>148473</text:p>
          </table:table-cell>
          <table:table-cell office:value-type="float" office:value="23.649942" calcext:value-type="float">
            <text:p>23.649942</text:p>
          </table:table-cell>
          <table:table-cell office:value-type="float" office:value="23.650364" calcext:value-type="float">
            <text:p>23.650364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1" calcext:value-type="float">
            <text:p>1</text:p>
          </table:table-cell>
          <table:table-cell office:value-type="float" office:value="582.66" calcext:value-type="float">
            <text:p>582.6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23" calcext:value-type="float">
            <text:p>7023</text:p>
          </table:table-cell>
          <table:table-cell office:value-type="float" office:value="24387490071" calcext:value-type="float">
            <text:p>24387490071</text:p>
          </table:table-cell>
          <table:table-cell office:value-type="float" office:value="9582126896" calcext:value-type="float">
            <text:p>9582126896</text:p>
          </table:table-cell>
          <table:table-cell office:value-type="float" office:value="150952" calcext:value-type="float">
            <text:p>150952</text:p>
          </table:table-cell>
          <table:table-cell office:value-type="float" office:value="381461674" calcext:value-type="float">
            <text:p>381461674</text:p>
          </table:table-cell>
          <table:table-cell office:value-type="float" office:value="381469630" calcext:value-type="float">
            <text:p>381469630</text:p>
          </table:table-cell>
          <table:table-cell office:value-type="float" office:value="621886" calcext:value-type="float">
            <text:p>6218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5102" calcext:value-type="float">
            <text:p>2.545102</text:p>
          </table:table-cell>
          <table:table-cell office:value-type="float" office:value="150952" calcext:value-type="float">
            <text:p>150952</text:p>
          </table:table-cell>
          <table:table-cell office:value-type="float" office:value="24.340525" calcext:value-type="float">
            <text:p>24.340525</text:p>
          </table:table-cell>
          <table:table-cell office:value-type="float" office:value="24.341034" calcext:value-type="float">
            <text:p>24.341034</text:p>
          </table:table-cell>
          <table:table-cell office:value-type="float" office:value="0.039682" calcext:value-type="float">
            <text:p>0.039682</text:p>
          </table:table-cell>
          <table:table-cell office:value-type="float" office:value="1" calcext:value-type="float">
            <text:p>1</text:p>
          </table:table-cell>
          <table:table-cell office:value-type="float" office:value="613.41" calcext:value-type="float">
            <text:p>613.4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026" calcext:value-type="float">
            <text:p>8026</text:p>
          </table:table-cell>
          <table:table-cell office:value-type="float" office:value="24127462629" calcext:value-type="float">
            <text:p>24127462629</text:p>
          </table:table-cell>
          <table:table-cell office:value-type="float" office:value="9483419720" calcext:value-type="float">
            <text:p>9483419720</text:p>
          </table:table-cell>
          <table:table-cell office:value-type="float" office:value="149679" calcext:value-type="float">
            <text:p>149679</text:p>
          </table:table-cell>
          <table:table-cell office:value-type="float" office:value="377385258" calcext:value-type="float">
            <text:p>377385258</text:p>
          </table:table-cell>
          <table:table-cell office:value-type="float" office:value="377391780" calcext:value-type="float">
            <text:p>377391780</text:p>
          </table:table-cell>
          <table:table-cell office:value-type="float" office:value="635506" calcext:value-type="float">
            <text:p>6355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173" calcext:value-type="float">
            <text:p>2.544173</text:p>
          </table:table-cell>
          <table:table-cell office:value-type="float" office:value="149679" calcext:value-type="float">
            <text:p>149679</text:p>
          </table:table-cell>
          <table:table-cell office:value-type="float" office:value="24.080414" calcext:value-type="float">
            <text:p>24.080414</text:p>
          </table:table-cell>
          <table:table-cell office:value-type="float" office:value="24.080832" calcext:value-type="float">
            <text:p>24.080832</text:p>
          </table:table-cell>
          <table:table-cell office:value-type="float" office:value="0.040551" calcext:value-type="float">
            <text:p>0.040551</text:p>
          </table:table-cell>
          <table:table-cell office:value-type="float" office:value="1" calcext:value-type="float">
            <text:p>1</text:p>
          </table:table-cell>
          <table:table-cell office:value-type="float" office:value="593.84" calcext:value-type="float">
            <text:p>593.8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029" calcext:value-type="float">
            <text:p>9029</text:p>
          </table:table-cell>
          <table:table-cell office:value-type="float" office:value="23781227339" calcext:value-type="float">
            <text:p>23781227339</text:p>
          </table:table-cell>
          <table:table-cell office:value-type="float" office:value="9319862978" calcext:value-type="float">
            <text:p>9319862978</text:p>
          </table:table-cell>
          <table:table-cell office:value-type="float" office:value="127072" calcext:value-type="float">
            <text:p>127072</text:p>
          </table:table-cell>
          <table:table-cell office:value-type="float" office:value="372163488" calcext:value-type="float">
            <text:p>372163488</text:p>
          </table:table-cell>
          <table:table-cell office:value-type="float" office:value="372172469" calcext:value-type="float">
            <text:p>372172469</text:p>
          </table:table-cell>
          <table:table-cell office:value-type="float" office:value="552497" calcext:value-type="float">
            <text:p>55249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51671" calcext:value-type="float">
            <text:p>2.551671</text:p>
          </table:table-cell>
          <table:table-cell office:value-type="float" office:value="127072" calcext:value-type="float">
            <text:p>127072</text:p>
          </table:table-cell>
          <table:table-cell office:value-type="float" office:value="23.747221" calcext:value-type="float">
            <text:p>23.747221</text:p>
          </table:table-cell>
          <table:table-cell office:value-type="float" office:value="23.747795" calcext:value-type="float">
            <text:p>23.747795</text:p>
          </table:table-cell>
          <table:table-cell office:value-type="float" office:value="0.035254" calcext:value-type="float">
            <text:p>0.035254</text:p>
          </table:table-cell>
          <table:table-cell office:value-type="float" office:value="1" calcext:value-type="float">
            <text:p>1</text:p>
          </table:table-cell>
          <table:table-cell office:value-type="float" office:value="673.62" calcext:value-type="float">
            <text:p>673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32" calcext:value-type="float">
            <text:p>10032</text:p>
          </table:table-cell>
          <table:table-cell office:value-type="float" office:value="23377535829" calcext:value-type="float">
            <text:p>23377535829</text:p>
          </table:table-cell>
          <table:table-cell office:value-type="float" office:value="9184908157" calcext:value-type="float">
            <text:p>9184908157</text:p>
          </table:table-cell>
          <table:table-cell office:value-type="float" office:value="146197" calcext:value-type="float">
            <text:p>146197</text:p>
          </table:table-cell>
          <table:table-cell office:value-type="float" office:value="365638005" calcext:value-type="float">
            <text:p>365638005</text:p>
          </table:table-cell>
          <table:table-cell office:value-type="float" office:value="365641710" calcext:value-type="float">
            <text:p>365641710</text:p>
          </table:table-cell>
          <table:table-cell office:value-type="float" office:value="624448" calcext:value-type="float">
            <text:p>62444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5212" calcext:value-type="float">
            <text:p>2.545212</text:p>
          </table:table-cell>
          <table:table-cell office:value-type="float" office:value="146197" calcext:value-type="float">
            <text:p>146197</text:p>
          </table:table-cell>
          <table:table-cell office:value-type="float" office:value="23.330841" calcext:value-type="float">
            <text:p>23.330841</text:p>
          </table:table-cell>
          <table:table-cell office:value-type="float" office:value="23.331076" calcext:value-type="float">
            <text:p>23.331076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1" calcext:value-type="float">
            <text:p>1</text:p>
          </table:table-cell>
          <table:table-cell office:value-type="float" office:value="585.54" calcext:value-type="float">
            <text:p>585.5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035" calcext:value-type="float">
            <text:p>11035</text:p>
          </table:table-cell>
          <table:table-cell office:value-type="float" office:value="24677502010" calcext:value-type="float">
            <text:p>24677502010</text:p>
          </table:table-cell>
          <table:table-cell office:value-type="float" office:value="9697053261" calcext:value-type="float">
            <text:p>9697053261</text:p>
          </table:table-cell>
          <table:table-cell office:value-type="float" office:value="151432" calcext:value-type="float">
            <text:p>151432</text:p>
          </table:table-cell>
          <table:table-cell office:value-type="float" office:value="386000684" calcext:value-type="float">
            <text:p>386000684</text:p>
          </table:table-cell>
          <table:table-cell office:value-type="float" office:value="386007831" calcext:value-type="float">
            <text:p>386007831</text:p>
          </table:table-cell>
          <table:table-cell office:value-type="float" office:value="619817" calcext:value-type="float">
            <text:p>6198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845" calcext:value-type="float">
            <text:p>2.544845</text:p>
          </table:table-cell>
          <table:table-cell office:value-type="float" office:value="151432" calcext:value-type="float">
            <text:p>151432</text:p>
          </table:table-cell>
          <table:table-cell office:value-type="float" office:value="24.630152" calcext:value-type="float">
            <text:p>24.630152</text:p>
          </table:table-cell>
          <table:table-cell office:value-type="float" office:value="24.63061" calcext:value-type="float">
            <text:p>24.63061</text:p>
          </table:table-cell>
          <table:table-cell office:value-type="float" office:value="0.03955" calcext:value-type="float">
            <text:p>0.03955</text:p>
          </table:table-cell>
          <table:table-cell office:value-type="float" office:value="1" calcext:value-type="float">
            <text:p>1</text:p>
          </table:table-cell>
          <table:table-cell office:value-type="float" office:value="622.78" calcext:value-type="float">
            <text:p>622.7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039" calcext:value-type="float">
            <text:p>12039</text:p>
          </table:table-cell>
          <table:table-cell office:value-type="float" office:value="24270631693" calcext:value-type="float">
            <text:p>24270631693</text:p>
          </table:table-cell>
          <table:table-cell office:value-type="float" office:value="9538883311" calcext:value-type="float">
            <text:p>9538883311</text:p>
          </table:table-cell>
          <table:table-cell office:value-type="float" office:value="150660" calcext:value-type="float">
            <text:p>150660</text:p>
          </table:table-cell>
          <table:table-cell office:value-type="float" office:value="379618726" calcext:value-type="float">
            <text:p>379618726</text:p>
          </table:table-cell>
          <table:table-cell office:value-type="float" office:value="379625767" calcext:value-type="float">
            <text:p>379625767</text:p>
          </table:table-cell>
          <table:table-cell office:value-type="float" office:value="634543" calcext:value-type="float">
            <text:p>63454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389" calcext:value-type="float">
            <text:p>2.544389</text:p>
          </table:table-cell>
          <table:table-cell office:value-type="float" office:value="150660" calcext:value-type="float">
            <text:p>150660</text:p>
          </table:table-cell>
          <table:table-cell office:value-type="float" office:value="24.198803" calcext:value-type="float">
            <text:p>24.198803</text:p>
          </table:table-cell>
          <table:table-cell office:value-type="float" office:value="24.199251" calcext:value-type="float">
            <text:p>24.199251</text:p>
          </table:table-cell>
          <table:table-cell office:value-type="float" office:value="0.040449" calcext:value-type="float">
            <text:p>0.040449</text:p>
          </table:table-cell>
          <table:table-cell office:value-type="float" office:value="1" calcext:value-type="float">
            <text:p>1</text:p>
          </table:table-cell>
          <table:table-cell office:value-type="float" office:value="598.27" calcext:value-type="float">
            <text:p>598.2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3042" calcext:value-type="float">
            <text:p>13042</text:p>
          </table:table-cell>
          <table:table-cell office:value-type="float" office:value="23458976228" calcext:value-type="float">
            <text:p>23458976228</text:p>
          </table:table-cell>
          <table:table-cell office:value-type="float" office:value="9191613973" calcext:value-type="float">
            <text:p>9191613973</text:p>
          </table:table-cell>
          <table:table-cell office:value-type="float" office:value="124577" calcext:value-type="float">
            <text:p>124577</text:p>
          </table:table-cell>
          <table:table-cell office:value-type="float" office:value="367113692" calcext:value-type="float">
            <text:p>367113692</text:p>
          </table:table-cell>
          <table:table-cell office:value-type="float" office:value="367114895" calcext:value-type="float">
            <text:p>367114895</text:p>
          </table:table-cell>
          <table:table-cell office:value-type="float" office:value="540785" calcext:value-type="float">
            <text:p>5407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52215" calcext:value-type="float">
            <text:p>2.552215</text:p>
          </table:table-cell>
          <table:table-cell office:value-type="float" office:value="124577" calcext:value-type="float">
            <text:p>124577</text:p>
          </table:table-cell>
          <table:table-cell office:value-type="float" office:value="23.425001" calcext:value-type="float">
            <text:p>23.425001</text:p>
          </table:table-cell>
          <table:table-cell office:value-type="float" office:value="23.425077" calcext:value-type="float">
            <text:p>23.425077</text:p>
          </table:table-cell>
          <table:table-cell office:value-type="float" office:value="0.034507" calcext:value-type="float">
            <text:p>0.034507</text:p>
          </table:table-cell>
          <table:table-cell office:value-type="float" office:value="1" calcext:value-type="float">
            <text:p>1</text:p>
          </table:table-cell>
          <table:table-cell office:value-type="float" office:value="678.86" calcext:value-type="float">
            <text:p>678.8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4045" calcext:value-type="float">
            <text:p>14045</text:p>
          </table:table-cell>
          <table:table-cell office:value-type="float" office:value="24079896288" calcext:value-type="float">
            <text:p>24079896288</text:p>
          </table:table-cell>
          <table:table-cell office:value-type="float" office:value="9465108378" calcext:value-type="float">
            <text:p>9465108378</text:p>
          </table:table-cell>
          <table:table-cell office:value-type="float" office:value="148466" calcext:value-type="float">
            <text:p>148466</text:p>
          </table:table-cell>
          <table:table-cell office:value-type="float" office:value="376636151" calcext:value-type="float">
            <text:p>376636151</text:p>
          </table:table-cell>
          <table:table-cell office:value-type="float" office:value="376645567" calcext:value-type="float">
            <text:p>376645567</text:p>
          </table:table-cell>
          <table:table-cell office:value-type="float" office:value="631773" calcext:value-type="float">
            <text:p>63177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07" calcext:value-type="float">
            <text:p>2.54407</text:p>
          </table:table-cell>
          <table:table-cell office:value-type="float" office:value="148466" calcext:value-type="float">
            <text:p>148466</text:p>
          </table:table-cell>
          <table:table-cell office:value-type="float" office:value="24.032616" calcext:value-type="float">
            <text:p>24.032616</text:p>
          </table:table-cell>
          <table:table-cell office:value-type="float" office:value="24.033216" calcext:value-type="float">
            <text:p>24.033216</text:p>
          </table:table-cell>
          <table:table-cell office:value-type="float" office:value="0.040313" calcext:value-type="float">
            <text:p>0.040313</text:p>
          </table:table-cell>
          <table:table-cell office:value-type="float" office:value="1" calcext:value-type="float">
            <text:p>1</text:p>
          </table:table-cell>
          <table:table-cell office:value-type="float" office:value="596.17" calcext:value-type="float">
            <text:p>596.1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4534" calcext:value-type="float">
            <text:p>14534</text:p>
          </table:table-cell>
          <table:table-cell office:value-type="float" office:value="11116958617" calcext:value-type="float">
            <text:p>11116958617</text:p>
          </table:table-cell>
          <table:table-cell office:value-type="float" office:value="4368528348" calcext:value-type="float">
            <text:p>4368528348</text:p>
          </table:table-cell>
          <table:table-cell office:value-type="float" office:value="62335" calcext:value-type="float">
            <text:p>62335</text:p>
          </table:table-cell>
          <table:table-cell office:value-type="float" office:value="173881368" calcext:value-type="float">
            <text:p>173881368</text:p>
          </table:table-cell>
          <table:table-cell office:value-type="float" office:value="173880948" calcext:value-type="float">
            <text:p>173880948</text:p>
          </table:table-cell>
          <table:table-cell office:value-type="float" office:value="260524" calcext:value-type="float">
            <text:p>2605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44783" calcext:value-type="float">
            <text:p>2.544783</text:p>
          </table:table-cell>
          <table:table-cell office:value-type="float" office:value="62335" calcext:value-type="float">
            <text:p>62335</text:p>
          </table:table-cell>
          <table:table-cell office:value-type="float" office:value="22.757481" calcext:value-type="float">
            <text:p>22.757481</text:p>
          </table:table-cell>
          <table:table-cell office:value-type="float" office:value="22.757423" calcext:value-type="float">
            <text:p>22.757423</text:p>
          </table:table-cell>
          <table:table-cell office:value-type="float" office:value="0.034097" calcext:value-type="float">
            <text:p>0.034097</text:p>
          </table:table-cell>
          <table:table-cell office:value-type="float" office:value="1" calcext:value-type="float">
            <text:p>1</text:p>
          </table:table-cell>
          <table:table-cell office:value-type="float" office:value="667.43" calcext:value-type="float">
            <text:p>667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2:29.228736306</dc:date>
    <meta:editing-duration>PT4M34S</meta:editing-duration>
    <meta:editing-cycles>3</meta:editing-cycles>
    <meta:generator>LibreOffice/5.1.4.2$Linux_X86_64 LibreOffice_project/10m0$Build-2</meta:generator>
    <meta:document-statistic meta:table-count="1" meta:cell-count="340" meta:object-count="0"/>
  </office:meta>
</office:document-meta>
</file>